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ão estratégica: governo eletrônico transformador da administração pública</text:p>
      <text:p text:style-name="P2">A visão estratégica consiste na aplicação de tecnologia da informação à novos modelos de gestão e de governaça. O tema do geverno eletrônica deve englobar a oferta de serviços e informações ao vidadão por meio de um novo e inovador canal – a internet.</text:p>
      <text:p text:style-name="P2"/>
      <text:p text:style-name="P2">Uma visão estratégica também deve considerar a a trajetório desejável para a sua maturidade como concepação que fundamentam os programas e os projetos e inciaitivas a eles associados. O governo deve estar sempre atento a esse processo transformador e deve propor o alinhamento entre estratégias e estruturas da administrção e do programa de goberno eletrônico.</text:p>
      <text:p text:style-name="P2"/>
      <text:p text:style-name="P2">A maturidade do governo eletronico implica níveis de integração cada vez mais avançados entre pessoas, processos, estrutura e entidades da adminstrção pública.</text:p>
      <text:p text:style-name="P2"/>
      <text:p text:style-name="P2">Um horizonte prospectivo realista para os próximos anos seria de continuidade da política de governo eletrônicao inserida na agenda prioriatáira do goberno federal em alinhamento com outroas políticas voltadas para o avançaoem diração à sociaedade da informação.</text:p>
      <text:p text:style-name="P2"/>
      <text:p text:style-name="P2">A intenção do autor é fortalecer a o alinhamento do governo eletrônico com a estratégia do governo como um todo par aa viabilizar uma trajetória de transofmrção da adminstração pública que seja ao mesmo tempo impulsionadora do e-desenvolvimento no Bras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Matelli</meta:initial-creator>
    <meta:creation-date>2010-11-08T12:10:58</meta:creation-date>
    <meta:printed-by>Francisco Matelli</meta:printed-by>
    <meta:print-date>2010-11-08T12:30:00</meta:print-date>
    <meta:document-statistic meta:table-count="0" meta:image-count="0" meta:object-count="0" meta:page-count="1" meta:paragraph-count="6" meta:word-count="206" meta:character-count="1363"/>
    <dc:date>2010-11-08T12:30:21</dc:date>
    <dc:creator>Francisco Matelli</dc:creator>
    <meta:editing-duration>PT00H19M24S</meta:editing-duration>
    <meta:editing-cycles>1</meta:editing-cycles>
    <meta:generator>OpenOffice.org/3.2$Linux OpenOffice.org_project/320m12$Build-9483</meta:generator>
  </office:meta>
</office:document-meta>
</file>